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3">
      <style:text-properties fo:font-size="12pt" style:font-size-asian="12pt" style:font-size-complex="12pt"/>
    </style:style>
    <style:style style:name="P14" style:family="paragraph" style:parent-style-name="Standard" style:list-style-name="L1"/>
    <style:style style:name="P15" style:family="paragraph" style:parent-style-name="Heading_20_1">
      <style:text-properties fo:font-size="16pt" style:font-size-asian="16pt" style:font-size-complex="16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size="16pt" style:font-size-asian="16pt" style:font-size-complex="16pt"/>
    </style:style>
    <style:style style:name="P18" style:family="paragraph" style:parent-style-name="Heading_20_2">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9/11/2019</text:p>
      <text:p text:style-name="P2"/>
      <text:p text:style-name="P2">Version 0.0.3</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6"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7427975911488200803" text:style-name="L1">
        <text:list-item>
          <text:p text:style-name="P14">The Kingdom of God is within you.</text:p>
        </text:list-item>
        <text:list-item>
          <text:p text:style-name="P14">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7"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5"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P17"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5"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3"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3"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8"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8" text:outline-level="2">Love</text:h>
      <text:p text:style-name="P6">Learn to love our species. Learn to love each other. Learn to love the world. Learn to love the universe. Be excellent to each other.</text:p>
      <text:h text:style-name="P17"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6"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6"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09T17:26:24</dc:date>
    <dc:creator>Burton Alexander</dc:creator>
    <meta:editing-duration>P13DT10H20M26S</meta:editing-duration>
    <meta:editing-cycles>140</meta:editing-cycles>
    <meta:generator>OpenOffice/4.1.6$Unix OpenOffice.org_project/416m1$Build-9790</meta:generator>
    <meta:document-statistic meta:table-count="0" meta:image-count="0" meta:object-count="0" meta:page-count="8" meta:paragraph-count="147" meta:word-count="2067" meta:character-count="11889"/>
  </office:meta>
</office:document-meta>
</file>